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3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neMany Grading Level Requirements</text:p>
      <text:h text:style-name="P2" text:outline-level="2">D</text:h>
      <text:p text:style-name="Standard">1. use random function for rolling dice</text:p>
      <text:p text:style-name="Standard">14. pay $75 to bank on Luxury tax</text:p>
      <text:p text:style-name="Standard">16a. Implement payment for passing GO</text:p>
      <text:p text:style-name="Standard">15a. pay $200 on Income Tax</text:p>
      <text:p text:style-name="Standard">7. pay regular rent</text:p>
      <text:p text:style-name="Standard"/>
      <text:h text:style-name="P2" text:outline-level="2">C</text:h>
      <text:p text:style-name="Standard">2. doubles gains user extra turn</text:p>
      <text:p text:style-name="Standard">4a. If user has enough money, buy unowned property</text:p>
      <text:p text:style-name="Standard">10. store rents/houses/hotel amount info</text:p>
      <text:p text:style-name="Standard">12b. +/- $75 for landing on card (chose positive/negative randomly)</text:p>
      <text:p text:style-name="Standard">13a. doubles frees you from jail, move that many, NO EXTRA TURN</text:p>
      <text:p text:style-name="Standard">21. Implement logging in system to allow user to only play when it's their turn</text:p>
      <text:p text:style-name="Standard">25. store prop cost/mortgage amounts</text:p>
      <text:p text:style-name="Standard">29a. Number of players set to be number of users at game start if no game exists.</text:p>
      <text:p text:style-name="Standard"/>
      <text:p text:style-name="P1"/>
      <text:h text:style-name="P2" text:outline-level="2">B</text:h>
      <text:p text:style-name="Standard">3. Three doubles in a row throws user in jail (no GO money)</text:p>
      <text:p text:style-name="Standard">4b. ASK user to buy any unowned property they land on</text:p>
      <text:p text:style-name="Standard">5. do the actual buying if they said 'yes' (end turn)</text:p>
      <text:p text:style-name="Standard">9. pay houses/hotel amount</text:p>
      <text:p text:style-name="Standard">12a. action based on card (DB to be given to you for this purpose)</text:p>
      <text:p text:style-name="Standard">13b. pay $50 before roll to exit</text:p>
      <text:p text:style-name="Standard">17. Implement appropriate bankruptcy procedure (move icon off of board? no more turns?)</text:p>
      <text:p text:style-name="Standard">18. Implement checking to see if someone has won (last person standing)</text:p>
      <text:p text:style-name="Standard">23. Buy houses/hotels before roll</text:p>
      <text:p text:style-name="Standard">29b. Allow number of players/which player to be selected at game start.</text:p>
      <text:p text:style-name="Standard"/>
      <text:h text:style-name="P2" text:outline-level="2">A</text:h>
      <text:p text:style-name="Standard">8. pay double rent if they own the whole monopoly</text:p>
      <text:p text:style-name="Standard">11. utility and railroad cost (based on number of props owned by owner of property landed on)</text:p>
      <text:p text:style-name="Standard">13c. [A] use get out of jail free card</text:p>
      <text:p text:style-name="Standard">15b. ask user to pay $200 or 10% of total worth (DO NOT SHOW THEM THIS 10%, but CALCULATE IT WHEN THEY DECIDE)</text:p>
      <text:p text:style-name="Standard">16b. [A] Implement non-payment of GO money in certain circumstances</text:p>
      <text:p text:style-name="Standard">19. Implement ability for user to quit</text:p>
      <text:p text:style-name="Standard">24. Implement selling (houses)/mortgaging (props) to pay debts instead of straight bankruptcy</text:p>
      <text:p text:style-name="Standard">26. unmortgaging at 110%</text:p>
      <text:p text:style-name="Standard">27. Transfering property to correct entity on player bankruptcy</text:p>
      <text:p text:style-name="Standard"/>
      <text:p text:style-name="P1"/>
      <text:h text:style-name="P2" text:outline-level="2">A+ (A for the class as a whole)</text:h>
      <text:p text:style-name="Standard">6. <text:s/>Auction property if they said 'no' (must figure out how to do so)</text:p>
      <text:p text:style-name="Standard">20. Implement trading</text:p>
      <text:p text:style-name="Standard">22. Implement logging in system addition to allow multiple SEPARATE GAMES and CHOICE OF GAME TO LOOK AT</text:p>
      <text:p text:style-name="Standard">28. Mortgage transferring fee (see above)</text:p>
      <text:p text:style-name="Standard">29c. Implement ‘New Game’ function to start new game.</text:p>
      <text:p text:style-name="Standard">29d. Implement ‘Join Game’ function to join new (un-started) game.</text:p>
      <text:p text:style-name="Standard">29e. Implement creating user function to BEGIN game. Disable Join Game function for this game.</text:p>
      <text:p text:style-name="Standard"/>
      <text:h text:style-name="P2" text:outline-level="2">Just for fun</text:h>
      <text:p text:style-name="Standard">***These are not requirements for any level, but are good additions. <text:s/>These are basically the ‘house rules’ ***</text:p>
      <text:p text:style-name="Standard">Use a configuration file to set these options site-wide.</text:p>
      <text:h text:style-name="Heading_20_3" text:outline-level="3">Landing on GO gets you $500</text:h>
      <text:p text:style-name="Standard">LandOnGoNets500 – Default is OFF</text:p>
      <text:h text:style-name="Heading_20_3" text:outline-level="3">All money paid by result of a landing on a space (not buying/mortgaging property), goes into a pot. <text:s/>Landing on Free Parking gets you everything in the pot</text:h>
      <text:p text:style-name="Standard">FreeParkingFreeMoney – Default is OFF</text:p>
      <text:h text:style-name="Heading_20_3" text:outline-level="3">Put this amount of money in the pot every time it’s emptied (including to start the game)</text:h>
      <text:p text:style-name="Standard">FreeParkingSeedMoney – Default is 0</text:p>
      <text:h text:style-name="Heading_20_3" text:outline-level="3">Set auctioning on/off</text:h>
      <text:p text:style-name="Standard">PropertyAuctions – Default is OFF</text:p>
      <text:h text:style-name="Heading_20_3" text:outline-level="3">Set trading on or off</text:h>
      <text:p text:style-name="Standard">TradingAllowed – Default is OFF</text:p>
      <text:h text:style-name="Heading_20_3" text:outline-level="3">Allowing building houses/hotels unevenly (rules require that no property can have the equivalent of more than one house on it than any other of the same color group. <text:s/>IE if New York only has one house, neither Tennessee nor St. James can have more than 2 houses).</text:h>
      <text:p text:style-name="Standard">UnevenImprovements – Default is O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style:font-name="Calibri" style:font-name-asian="Calibri1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35in" style:letter-kerning="true" style:font-size-asian="26pt" style:font-name-complex="F" style:font-size-complex="26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woody College</meta:initial-creator>
    <dc:creator>Dunwoody College</dc:creator>
    <meta:editing-cycles>2</meta:editing-cycles>
    <meta:creation-date>2010-02-01T19:24:00</meta:creation-date>
    <dc:date>2010-02-01T19:44:00</dc:date>
    <meta:editing-duration>PT17S</meta:editing-duration>
    <meta:generator>LibreOffice/4.0.0.3$Windows_x86 LibreOffice_project/7545bee9c2a0782548772a21bc84a9dcc583b89</meta:generator>
    <meta:document-statistic meta:table-count="0" meta:image-count="0" meta:object-count="0" meta:page-count="3" meta:paragraph-count="60" meta:word-count="564" meta:character-count="3203" meta:non-whitespace-character-count="2689"/>
    <meta:user-defined meta:name="AppVersion">12.0000</meta:user-defined>
    <meta:user-defined meta:name="Company">Dunwoody Colleg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